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</text:span><text:span text:style-name="T4"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5" draw:text-style-name="P5" draw:layer="layout" svg:width="1.25cm" svg:height="0.962cm" svg:x="16.678cm" svg:y="6.098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428cm" svg:y="6.007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428cm" svg:y1="4.057cm" svg:x2="4.428cm" svg:y2="5.807cm">
          <text:p/>
        </draw:line>
        <draw:frame draw:style-name="gr34" draw:text-style-name="P14" draw:layer="layout" svg:width="11.5cm" svg:height="0.906cm" svg:x="5.178cm" svg:y="4.307cm">
          <draw:text-box>
            <text:p text:style-name="P8"><text:span text:style-name="T13">Teorema de </text:span><text:span text:style-name="T13">Gauss e </text:span><text:span text:style-name="T13">Integração por </text:span><text:span text:style-name="T13">Quadratura de </text:span><text:span text:style-name="T13">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5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428cm" svg:y1="9.557cm" svg:x2="4.428cm" svg:y2="14.557cm">
          <text:p/>
        </draw:line>
        <draw:frame draw:style-name="gr36" draw:text-style-name="P14" draw:layer="layout" svg:width="9.25cm" svg:height="2.949cm" svg:x="5.178cm" svg:y="11.358cm">
          <draw:text-box>
            <text:p text:style-name="P8"><text:span text:style-name="T13">Interpolação </text:span><text:span text:style-name="T13">linear para </text:span><text:span text:style-name="T13">escrever valores </text:span><text:span text:style-name="T13">nas faces em </text:span><text:span text:style-name="T13">função de </text:span><text:span text:style-name="T13">valores de </text:span><text:span text:style-name="T13">centro</text:span></text:p>
            <text:p text:style-name="P8"><text:span text:style-name="T13"/></text:p>
            <text:p text:style-name="P8"><text:span text:style-name="T13">Considerando </text:span><text:span text:style-name="T13">malha uniforme, </text:span><text:span text:style-name="T13">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6.9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39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0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1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39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2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0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0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0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7:15:24.933224532</meta:creation-date>
    <dc:date>2025-12-08T16:16:35.673597086</dc:date>
    <meta:editing-duration>PT11H30M34S</meta:editing-duration>
    <meta:editing-cycles>81</meta:editing-cycles>
    <meta:generator>LibreOffice/25.2.6.2$Linux_X86_64 LibreOffice_project/40d1a0e1d5bdf1afaeae24d9ece32bbb00fa66a4</meta:generator>
    <meta:document-statistic meta:object-count="188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